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7000003460A4CB733940564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5783in" svg:height="9.1366in" draw:z-index="0"><draw:image xlink:href="Pictures/10000201000002B7000003460A4CB733940564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2:09:23.983012877</meta:creation-date>
    <dc:date>2021-01-05T12:10:06.791801036</dc:date>
    <meta:editing-duration>PT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